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3" style:family="paragraph" style:parent-style-name="Standard">
      <style:paragraph-properties fo:text-align="center" style:justify-single-word="false"/>
      <style:text-properties style:font-name="FreeSans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5" style:family="paragraph" style:parent-style-name="Standard">
      <style:paragraph-properties fo:text-align="end" style:justify-single-word="false"/>
      <style:text-properties style:font-name="FreeSans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0pt" fo:language="uk" fo:country="UA" style:font-size-asian="10pt"/>
    </style:style>
    <style:style style:name="P8" style:family="paragraph" style:parent-style-name="Standard">
      <style:paragraph-properties fo:text-align="start" style:justify-single-word="false"/>
      <style:text-properties style:font-name="FreeMono"/>
    </style:style>
    <style:style style:name="P9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FreeMono" fo:font-size="10pt" fo:language="uk" fo:country="UA" style:font-size-asian="10pt"/>
    </style:style>
    <style:style style:name="P11" style:family="paragraph" style:parent-style-name="Standard">
      <style:paragraph-properties fo:text-align="start" style:justify-single-word="false"/>
      <style:text-properties style:font-name="FreeMono" fo:font-size="10pt" style:font-size-asian="10pt" style:font-size-complex="10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Національний Технічний Університет України </text:p>
      <text:p text:style-name="P2">“Київський Політехнічний Інститут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 робота № 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иконав студент 2 курсу</text:p>
      <text:p text:style-name="P5">групи ІО-82</text:p>
      <text:p text:style-name="P5">Гер'ятович Яросла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Київ 2010</text:p>
      <text:p text:style-name="P10"><text:soft-page-break/></text:p>
      <text:section text:style-name="Sect1" text:name="Розділ1">
        <text:p text:style-name="P7">-</text:p>
        <text:p text:style-name="P9">link l3:ct</text:p>
        <text:p text:style-name="P9">link l1: rdm</text:p>
        <text:p text:style-name="P9">link ewh: 16</text:p>
        <text:p text:style-name="P9">link m: z,z,z,z,z,z,z,14,13,12,11,10</text:p>
        <text:p text:style-name="P9">link rb: z,7,6,5</text:p>
        <text:p text:style-name="P9">link ra: z,2,1,0</text:p>
        <text:p text:style-name="P9">\------------------------------</text:p>
        <text:p text:style-name="P9">accept R7: 40 \ ñ÷åò÷èê êîìàíä</text:p>
        <text:p text:style-name="P9">accept R8: 0 \ ðåãèñòð êîìàíä</text:p>
        <text:p text:style-name="P9">accept R14: 0 </text:p>
        <text:p text:style-name="P9">accept R15: 0ffffh \ ðåãèñòð ìíîæèìîãî</text:p>
        <text:p text:style-name="P9">accept r1: 10</text:p>
        <text:p text:style-name="P9">accept r2: 12</text:p>
        <text:p text:style-name="P9"></text:p>
        <text:p text:style-name="P9">dw 40: 0011110000001110%</text:p>
        <text:p text:style-name="P9">dw 42: 0001100000001101%</text:p>
        <text:p text:style-name="P9">dw 44: 1000010100101010%</text:p>
        <text:p text:style-name="P9">dw 46: 0100000000010000%</text:p>
        <text:p text:style-name="P9"></text:p>
        <text:p text:style-name="P9">dw 10: 5</text:p>
        <text:p text:style-name="P9">dw 12: 3h</text:p>
        <text:p text:style-name="P9">dw 14: 44</text:p>
        <text:p text:style-name="P9">dw 16: 40</text:p>
        <text:p text:style-name="P9">\------------------------------</text:p>
        <text:p text:style-name="P9">{cjp nz,Start;}</text:p>
        <text:p text:style-name="P9">org 000000000001%</text:p>
        <text:p text:style-name="P9">{cjp nz,andcom;}</text:p>
        <text:p text:style-name="P9">org 000000000011%</text:p>
        <text:p text:style-name="P9">{cjp nz,jq;}</text:p>
        <text:p text:style-name="P9">org 000000000110%</text:p>
        <text:p text:style-name="P9">{cjp nz, mult;}</text:p>
        <text:p text:style-name="P9">org 000000001111%</text:p>
        <text:p text:style-name="P9">{cjp nz, jq;}</text:p>
        <text:p text:style-name="P9">org 000000010000%</text:p>
        <text:p text:style-name="P9">{cjp nz,jump;}</text:p>
        <text:p text:style-name="P9">\------------------------------</text:p>
        <text:p text:style-name="P9">nextCom</text:p>
        <text:p text:style-name="P9">{cjp nz, Start;}</text:p>
        <text:p text:style-name="P9">{}</text:p>
        <text:p text:style-name="P9"></text:p>
        <text:p text:style-name="P9">Start</text:p>
        <text:p text:style-name="P9">{ewh; oey; xor nil,R7,R7;}</text:p>
        <text:p text:style-name="P9">{ewl; oey; or nil,r7,z;}</text:p>
        <text:p text:style-name="P9">wait_com</text:p>
        <text:p text:style-name="P9">{cjp rdm,wait_com; R; or r8,Bus_D,z;load rb; load ra;}</text:p>
        <text:p text:style-name="P9"></text:p>
        <text:p text:style-name="P9">{and rq,r8,0111110000000000%;}</text:p>
        <text:p text:style-name="P9">{jmap; or rq,z; oey;}</text:p>
        <text:p text:style-name="P9">\--------------------------------</text:p>
        <text:p text:style-name="P9">jq</text:p>
        <text:p text:style-name="P9">{add r7,2;}</text:p>
        <text:p text:style-name="P9">{and rq, r15,1000000%; load rm,flags;}</text:p>
        <text:p text:style-name="P9">{cjp rm_z,nextCom;}</text:p>
        <text:p text:style-name="P9">{and rq,r8,111111111%;load rm,flags;}</text:p>
        <text:p text:style-name="P9"></text:p>
        <text:p text:style-name="P9">{ewl; oey; or rq,z;}</text:p>
        <text:p text:style-name="P9">w1</text:p>
        <text:p text:style-name="P9">{cjp rdm,w1; R; or rq,Bus_D,z;}</text:p>
        <text:p text:style-name="P9">{or r7,rq,z;}</text:p>
        <text:p text:style-name="P9">{cjp nz, nextCom;}</text:p>
        <text:p text:style-name="P9">\----------------------</text:p>
        <text:p text:style-name="P9">andcom</text:p>
        <text:p text:style-name="P9">{sub r14,r15,nz;}</text:p>
        <text:p text:style-name="P9">{or rq,rb,z;}</text:p>
        <text:p text:style-name="P9">{ewl; oey; or rq,z;}</text:p>
        <text:p text:style-name="P9">ll2 {cjp rdm, ll2; W;or nil,r14,z;oey;}</text:p>
        <text:p text:style-name="P9">{add r7,2;}</text:p>
        <text:p text:style-name="P9">{cjp nz, nextCom;}</text:p>
        <text:p text:style-name="P9">\---------</text:p>
        <text:p text:style-name="P9">mult</text:p>
        <text:p text:style-name="P9">{or r9,r14,z;}</text:p>
        <text:p text:style-name="P9">{or r10,r15,z;}</text:p>
        <text:p text:style-name="P9">{xor r11,r11,r11;}</text:p>
        <text:p text:style-name="P9">{or r11, 17,z;}</text:p>
        <text:p text:style-name="P9">{xor r14,r14,r14;}</text:p>
        <text:p text:style-name="P9">{xor r15,r15,r15;}</text:p>
        <text:p text:style-name="P9"></text:p>
        <text:p text:style-name="P9">{and r8,r9,8000h;load rm,flags;}</text:p>
        <text:p text:style-name="P9">{cjp rm_z, notz1;}</text:p>
        <text:p text:style-name="P9">{and r9,7fffh;}</text:p>
        <text:p text:style-name="P9">{add r13,z,nz;}</text:p>
        <text:p text:style-name="P9">notz1</text:p>
        <text:p text:style-name="P9">{and r8,r10,8000h;load rm,flags;}</text:p>
        <text:p text:style-name="P9">{cjp rm_z, notz2;}</text:p>
        <text:p text:style-name="P9">{and r10,7fffh;}</text:p>
        <text:p text:style-name="P9">{xor r13,r13,1;}</text:p>
        <text:p text:style-name="P9">notz2 {load rm,z;}</text:p>
        <text:p text:style-name="P9"></text:p>
        <text:p text:style-name="P9">begin {cjp not rm_c, lab1;}</text:p>
        <text:p text:style-name="P9">{add r12,r10;}</text:p>
        <text:p text:style-name="P9">lab1 {or srl, r12,r12,z;}</text:p>
        <text:p text:style-name="P9">{or sr.9, r9,r9,z;}</text:p>
        <text:p text:style-name="P9">{sub r11,r11,z,z; load rm,flags;cem_c;}</text:p>
        <text:p text:style-name="P9">{cjp not rm_z,begin;}</text:p>
        <text:p text:style-name="P9">{and r13,r13,1;load rm,flags;}</text:p>
        <text:p text:style-name="P9">{cjp rm_z, end;}</text:p>
        <text:p text:style-name="P9">{or r12,r12,8000h;}</text:p>
        <text:p text:style-name="P9">end</text:p>
        <text:p text:style-name="P9">{or r14,r12,z;}</text:p>
        <text:p text:style-name="P9">{or r15,r9,z;}</text:p>
        <text:p text:style-name="P9"></text:p>
        <text:p text:style-name="P9">{add r7,2;}</text:p>
        <text:p text:style-name="P9">{cjp nz, nextCom;}</text:p>
        <text:p text:style-name="P9">\------------------------------</text:p>
        <text:p text:style-name="P9">jump</text:p>
        <text:p text:style-name="P9">{and rq,r8,111111111%;load rm,flags;}</text:p>
        <text:p text:style-name="P9"></text:p>
        <text:p text:style-name="P9">{ewl; oey; or rq,z;}</text:p>
        <text:p text:style-name="P9">w2</text:p>
        <text:p text:style-name="P9">{cjp rdm,w2; R; or rq,Bus_D,z;}</text:p>
        <text:p text:style-name="P9">{or r7,rq,z;}</text:p>
        <text:p text:style-name="P9">{cjp nz, nextCom;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5-21T03:10:23</dc:date>
    <dc:creator>yarik </dc:creator>
    <meta:editing-duration>PT03H30M41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2" meta:paragraph-count="120" meta:word-count="295" meta:character-count="2193"/>
  </office:meta>
</office:document-meta>
</file>